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in" fo:margin-left="-0.075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 style:list-style-name="WWNum1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ffffff" style:font-name="Consolas" style:font-name-asian="Consolas1" style:font-name-complex="Consolas1"/>
    </style:style>
    <style:style style:name="P4" style:family="paragraph" style:parent-style-name="Standard">
      <style:paragraph-properties fo:margin-left="0.5in" fo:margin-right="0in" fo:orphans="0" fo:widows="0" fo:text-indent="0in" style:auto-text-indent="false"/>
    </style:style>
    <style:style style:name="P5" style:family="paragraph" style:parent-style-name="Standard" style:list-style-name="WWNum1" style:master-page-name="Standard">
      <style:paragraph-properties fo:orphans="0" fo:widows="0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ffffff" style:font-name="Consolas" style:font-name-asian="Consolas1" style:font-name-complex="Consolas1"/>
    </style:style>
    <style:style style:name="T3" style:family="text">
      <style:text-properties fo:color="#fcc28c" style:font-name="Consolas" style:font-name-asian="Consolas1" style:font-name-complex="Consolas1"/>
    </style:style>
    <style:style style:name="T4" style:family="text">
      <style:text-properties fo:color="#a2fca2" style:font-name="Consolas" style:font-name-asian="Consolas1" style:font-name-complex="Consolas1"/>
    </style:style>
    <style:style style:name="T5" style:family="text">
      <style:text-properties fo:color="#ffffaa" style:font-name="Consolas" style:font-name-asian="Consolas1" style:font-name-complex="Consolas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707198875658259" text:style-name="WWNum1">
        <text:list-item>
          <text:p text:style-name="P5">Please finish the coding question using <text:span text:style-name="T1">C/C++</text:span> and submit the source file together with your CV. <text:s/></text:p>
        </text:list-item>
      </text:list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2">/*<text:line-break/>[Problem]<text:line-break/> <text:s/>Please write a </text:span><text:span text:style-name="T3">function</text:span><text:span text:style-name="T2"> that merges two sorted </text:span><text:span text:style-name="T4">"int"</text:span><text:span text:style-name="T2"> arrays.<text:line-break/> <text:s/>The resulting array must be sorted.<text:line-break/> <text:s/>- Please define a </text:span><text:span text:style-name="T3">function</text:span><text:span text:style-name="T2"> properly.<text:line-break/><text:line-break/> <text:s/>Example:<text:line-break/> <text:s text:c="3"/>merge([1, 4, 5, 8], [3, 7]) -&gt; [1, 3, 4, 5, 7, 8]<text:line-break/>*/<text:line-break/><text:line-break/>int </text:span><text:span text:style-name="T5">main</text:span><text:span text:style-name="T2">() {<text:line-break/> <text:s/>int a[] = {1, 4, 5, 8};<text:line-break/> <text:s/>int b[] = {3, 7};<text:line-break/> <text:s/></text:span><text:span text:style-name="T5">return</text:span><text:span text:style-name="T2"> 0;<text:line-break/>}</text:span></text:p>
          </table:table-cell>
        </table:table-row>
      </table:table>
      <text:p text:style-name="P1"/>
      <text:p text:style-name="P1"/>
      <text:list xml:id="list1732333763" text:continue-numbering="true" text:style-name="WWNum1">
        <text:list-item>
          <text:p text:style-name="P2">Please use <text:span text:style-name="T1">either Python or Bash/Shell script, together with Git commands</text:span> to finish the coding question and submit the source file together with your CV.</text:p>
        </text:list-item>
      </text:list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2"># Your team is working on a git repository, with everyone committing code.<text:line-break/><text:line-break/># At a certain point, a bug is introduced into the repo by a revision. </text:span></text:p>
            <text:p text:style-name="P1"><text:span text:style-name="T2"># All subsequent revisions will have the same bug,</text:span></text:p>
            <text:p text:style-name="P1"><text:span text:style-name="T2"># while all revisions before that do not.<text:line-break/><text:line-break/># Your task is, given a known good revision and a bad revision,</text:span></text:p>
            <text:p text:style-name="P1"><text:span text:style-name="T2"># find the revision that introduced the bug.</text:span></text:p>
            <text:p text:style-name="P3"/>
            <text:p text:style-name="P1"><text:span text:style-name="T2"># Assumptions: </text:span></text:p>
            <text:p text:style-name="P1"><text:span text:style-name="T2"># <text:s/>- You can assume a predefined function `build` which can build the </text:span></text:p>
            <text:p text:style-name="P1"><text:span text:style-name="T2"># code of a given revision, and print the output.</text:span></text:p>
            <text:p text:style-name="P1"><text:span text:style-name="T2"># <text:s/>- The bug can be determined by a string keyword from the build output, </text:span></text:p>
            <text:p text:style-name="P1"><text:span text:style-name="T2"># defined by the global variable `ERROR_STR`.</text:span>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ffany Armour</meta:initial-creator>
    <dc:creator>Gautam, Nandini</dc:creator>
    <meta:editing-cycles>2</meta:editing-cycles>
    <meta:creation-date>2022-10-18T17:40:00</meta:creation-date>
    <dc:date>2022-10-18T17:40:00</dc:date>
    <meta:editing-duration>PT21S</meta:editing-duration>
    <meta:generator>OpenOffice/4.1.7$Unix OpenOffice.org_project/417m1$Build-9800</meta:generator>
    <meta:document-statistic meta:table-count="2" meta:image-count="0" meta:object-count="0" meta:page-count="1" meta:paragraph-count="12" meta:word-count="213" meta:character-count="11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